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C0000008014AF065A.png" manifest:media-type="image/png"/>
  <manifest:file-entry manifest:full-path="Pictures/10000201000000DC0000008AB119B1C7.png" manifest:media-type="image/png"/>
  <manifest:file-entry manifest:full-path="Pictures/10000201000000D9000000A76A66E58E.png" manifest:media-type="image/png"/>
  <manifest:file-entry manifest:full-path="Pictures/100002010000008C0000009C0F4FA388.png" manifest:media-type="image/png"/>
  <manifest:file-entry manifest:full-path="Pictures/10000201000000680000009421DF16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6.989cm" fo:min-width="7.12cm"/>
    </style:style>
    <style:style style:name="gr3" style:family="graphic" style:parent-style-name="standard">
      <style:graphic-properties draw:fill-color="#cc99ff" draw:textarea-horizontal-align="justify" draw:textarea-vertical-align="middle" draw:auto-grow-height="false" fo:min-height="11.942cm" fo:min-width="4.453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3.941cm" fo:min-width="3.691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 fo:min-height="3.814cm" fo:min-width="3.818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3.814cm" fo:min-width="3.691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3.433cm" fo:min-width="3.901cm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 fo:min-height="10.545cm" fo:min-width="4.326cm"/>
    </style:style>
    <style:style style:name="gr9" style:family="graphic" style:parent-style-name="standard">
      <style:graphic-properties draw:fill-color="#999966" draw:textarea-horizontal-align="justify" draw:textarea-vertical-align="middle" draw:auto-grow-height="false" fo:min-height="8.64cm" fo:min-width="2.294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cc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99ff"/>
      <style:paragraph-properties fo:text-align="center"/>
    </style:style>
    <style:style style:name="P4" style:family="paragraph">
      <loext:graphic-properties draw:fill-color="#ff3300"/>
      <style:paragraph-properties fo:text-align="center"/>
    </style:style>
    <style:style style:name="P5" style:family="paragraph">
      <loext:graphic-properties draw:fill-color="#ff420e"/>
      <style:paragraph-properties fo:text-align="center"/>
    </style:style>
    <style:style style:name="P6" style:family="paragraph">
      <loext:graphic-properties draw:fill-color="#dd4814"/>
      <style:paragraph-properties fo:text-align="center"/>
    </style:style>
    <style:style style:name="P7" style:family="paragraph">
      <loext:graphic-properties draw:fill-color="#aecf00"/>
      <style:paragraph-properties fo:text-align="center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-color="#99996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7.239cm" svg:x="1.889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3cm" svg:height="12.192cm" svg:x="14.208cm" svg:y="2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91cm" svg:height="4.191cm" svg:x="2.016cm" svg:y="23.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318cm" svg:height="4.064cm" svg:x="7.731cm" svg:y="23.6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191cm" svg:height="4.064cm" svg:x="14.347cm" svg:y="23.6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23cm" svg:height="5.207cm" svg:x="13.192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4.826cm" svg:height="10.795cm" svg:x="1.762cm" svg:y="10.7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8.89cm" svg:x="9.255cm" svg:y="12.55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667cm" svg:height="5.219cm" svg:x="9.017cm" svg:y="13.827cm">
          <draw:image xlink:href="Pictures/10000201000000680000009421DF16B2.png" xlink:type="simple" xlink:show="embed" xlink:actuate="onLoad">
            <text:p/>
          </draw:image>
        </draw:frame>
        <draw:frame draw:style-name="gr10" draw:text-style-name="P2" draw:layer="layout" svg:width="4.937cm" svg:height="5.501cm" svg:x="7.366cm" svg:y="22.844cm">
          <draw:image xlink:href="Pictures/100002010000008C0000009C0F4FA388.png" xlink:type="simple" xlink:show="embed" xlink:actuate="onLoad">
            <text:p/>
          </draw:image>
        </draw:frame>
        <draw:frame draw:style-name="gr10" draw:text-style-name="P2" draw:layer="layout" svg:width="4.937cm" svg:height="5.501cm" svg:x="7.367cm" svg:y="22.845cm">
          <draw:image xlink:href="Pictures/100002010000008C0000009C0F4FA388.png" xlink:type="simple" xlink:show="embed" xlink:actuate="onLoad">
            <text:p/>
          </draw:image>
        </draw:frame>
        <draw:frame draw:style-name="gr10" draw:text-style-name="P2" draw:layer="layout" svg:width="4.673cm" svg:height="5.207cm" svg:x="1.762cm" svg:y="23.352cm">
          <draw:image xlink:href="Pictures/100002010000008C0000009C0F4FA388.png" xlink:type="simple" xlink:show="embed" xlink:actuate="onLoad">
            <text:p/>
          </draw:image>
        </draw:frame>
        <draw:frame draw:style-name="gr10" draw:text-style-name="P2" draw:layer="layout" svg:width="4.557cm" svg:height="5.078cm" svg:x="14.081cm" svg:y="23.098cm">
          <draw:image xlink:href="Pictures/100002010000008C0000009C0F4FA388.png" xlink:type="simple" xlink:show="embed" xlink:actuate="onLoad">
            <text:p/>
          </draw:image>
        </draw:frame>
        <draw:frame draw:style-name="gr10" draw:text-style-name="P2" draw:layer="layout" svg:width="6.556cm" svg:height="7.305cm" svg:x="12.859cm" svg:y="15.605cm">
          <draw:image xlink:href="Pictures/100002010000008C0000009C0F4FA388.png" xlink:type="simple" xlink:show="embed" xlink:actuate="onLoad">
            <text:p/>
          </draw:image>
        </draw:frame>
        <draw:frame draw:style-name="gr10" draw:text-style-name="P2" draw:layer="layout" svg:width="7.653cm" svg:height="5.889cm" svg:x="1.508cm" svg:y="2.223cm">
          <draw:image xlink:href="Pictures/10000201000000D9000000A76A66E58E.png" xlink:type="simple" xlink:show="embed" xlink:actuate="onLoad">
            <text:p/>
          </draw:image>
        </draw:frame>
        <draw:frame draw:style-name="gr10" draw:text-style-name="P2" draw:layer="layout" svg:width="9.787cm" svg:height="6.138cm" draw:transform="skewX (0.000174532925199433) rotate (1.58353723033446) translate (1.142cm 21.218cm)">
          <draw:image xlink:href="Pictures/10000201000000DC0000008AB119B1C7.png" xlink:type="simple" xlink:show="embed" xlink:actuate="onLoad">
            <text:p/>
          </draw:image>
        </draw:frame>
        <draw:frame draw:style-name="gr10" draw:text-style-name="P2" draw:layer="layout" svg:width="8.323cm" svg:height="4.513cm" draw:transform="rotate (1.58440989496045) translate (14.575cm 12.432cm)">
          <draw:image xlink:href="Pictures/10000201000000EC0000008014AF06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1T23:51:01.031800189</meta:creation-date>
    <dc:date>2015-09-12T01:34:37.931310473</dc:date>
    <meta:editing-duration>PT30M43S</meta:editing-duration>
    <meta:editing-cycles>2</meta:editing-cycles>
    <meta:generator>LibreOffice/4.4.2.2$Linux_X86_64 LibreOffice_project/40m0$Build-2</meta:generator>
    <meta:document-statistic meta:object-count="18"/>
  </office:meta>
</office:document-meta>
</file>